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B0000003D8D125EC4.png" manifest:media-type="image/png"/>
  <manifest:file-entry manifest:full-path="Pictures/1000000100000767000003AC590CC54D.png" manifest:media-type="image/png"/>
  <manifest:file-entry manifest:full-path="Pictures/10000001000002B80000003B2523B321.png" manifest:media-type="image/png"/>
  <manifest:file-entry manifest:full-path="Pictures/10000001000007680000039F086B59FF.png" manifest:media-type="image/png"/>
  <manifest:file-entry manifest:full-path="Pictures/100000010000075D000003A24AC5BAEF.png" manifest:media-type="image/png"/>
  <manifest:file-entry manifest:full-path="Pictures/1000000100000765000003A7C465AC6C.png" manifest:media-type="image/png"/>
  <manifest:file-entry manifest:full-path="Pictures/100000010000075D0000039B81DD88D9.png" manifest:media-type="image/png"/>
  <manifest:file-entry manifest:full-path="Pictures/10000001000003510000004C6CB39B05.png" manifest:media-type="image/png"/>
  <manifest:file-entry manifest:full-path="Pictures/100000010000075F000003A5B0839BF5.png" manifest:media-type="image/png"/>
  <manifest:file-entry manifest:full-path="Pictures/10000001000003E40000003D058D9961.png" manifest:media-type="image/png"/>
  <manifest:file-entry manifest:full-path="Pictures/1000000100000772000003A6311C664A.png" manifest:media-type="image/png"/>
  <manifest:file-entry manifest:full-path="Pictures/1000000100000761000003A4A062E485.png" manifest:media-type="image/png"/>
  <manifest:file-entry manifest:full-path="Pictures/1000000100000761000003A22F2F0A9D.png" manifest:media-type="image/png"/>
  <manifest:file-entry manifest:full-path="Pictures/10000001000007600000038B27CA4EC5.png" manifest:media-type="image/png"/>
  <manifest:file-entry manifest:full-path="Pictures/10000001000005C400000200E6757A70.png" manifest:media-type="image/png"/>
  <manifest:file-entry manifest:full-path="Pictures/1000000100000369000000427F477672.png" manifest:media-type="image/png"/>
  <manifest:file-entry manifest:full-path="Pictures/10000001000002B2000000373E52CAEA.png" manifest:media-type="image/png"/>
  <manifest:file-entry manifest:full-path="Pictures/100000010000075D000003A4714CA801.png" manifest:media-type="image/png"/>
  <manifest:file-entry manifest:full-path="Pictures/1000000100000772000003AC90FB0956.png" manifest:media-type="image/png"/>
  <manifest:file-entry manifest:full-path="Pictures/1000000100000757000003965D62178E.png" manifest:media-type="image/png"/>
  <manifest:file-entry manifest:full-path="Pictures/100000010000075C0000039C06647338.png" manifest:media-type="image/png"/>
  <manifest:file-entry manifest:full-path="Pictures/100000010000075F0000039B656412A2.png" manifest:media-type="image/png"/>
  <manifest:file-entry manifest:full-path="Pictures/100000010000075C0000039242DA0362.png" manifest:media-type="image/png"/>
  <manifest:file-entry manifest:full-path="Pictures/100000010000075C000003A10C01FE03.png" manifest:media-type="image/png"/>
  <manifest:file-entry manifest:full-path="Pictures/10000001000002CA000000173703C185.png" manifest:media-type="image/png"/>
  <manifest:file-entry manifest:full-path="Pictures/100000010000075E0000039BFCAB5FFB.png" manifest:media-type="image/png"/>
  <manifest:file-entry manifest:full-path="Pictures/100000010000074400000392A1197095.png" manifest:media-type="image/png"/>
  <manifest:file-entry manifest:full-path="Pictures/1000000100000757000003A486C7EDCF.png" manifest:media-type="image/png"/>
  <manifest:file-entry manifest:full-path="Pictures/10000001000007500000039360099B9C.png" manifest:media-type="image/png"/>
  <manifest:file-entry manifest:full-path="Pictures/100000010000074C00000389C7C0623B.png" manifest:media-type="image/png"/>
  <manifest:file-entry manifest:full-path="Pictures/100000010000075800000392EFAD96C7.png" manifest:media-type="image/png"/>
  <manifest:file-entry manifest:full-path="Pictures/100000010000076400000398CEF1E9E0.png" manifest:media-type="image/png"/>
  <manifest:file-entry manifest:full-path="Pictures/1000000100000759000003914ECB4D78.png" manifest:media-type="image/png"/>
  <manifest:file-entry manifest:full-path="Pictures/10000001000007470000039A5B400F70.png" manifest:media-type="image/png"/>
  <manifest:file-entry manifest:full-path="Pictures/100000010000075500000397BB4C89FC.png" manifest:media-type="image/png"/>
  <manifest:file-entry manifest:full-path="Pictures/10000001000007520000039243E2AE47.png" manifest:media-type="image/png"/>
  <manifest:file-entry manifest:full-path="Pictures/100000010000075A000003929657B771.png" manifest:media-type="image/png"/>
  <manifest:file-entry manifest:full-path="Pictures/10000001000007510000038D5161309F.png" manifest:media-type="image/png"/>
  <manifest:file-entry manifest:full-path="Pictures/10000001000007560000039B28189566.png" manifest:media-type="image/png"/>
  <manifest:file-entry manifest:full-path="Pictures/10000001000007480000038ACF89319E.png" manifest:media-type="image/png"/>
  <manifest:file-entry manifest:full-path="Pictures/10000001000002CC00000038B59AD3DA.png" manifest:media-type="image/png"/>
  <manifest:file-entry manifest:full-path="Pictures/10000001000007540000038F8A2C2B6A.png" manifest:media-type="image/png"/>
  <manifest:file-entry manifest:full-path="Pictures/1000000100000761000003A3C7EA52D2.png" manifest:media-type="image/png"/>
  <manifest:file-entry manifest:full-path="Pictures/10000001000002B40000002C789685C9.png" manifest:media-type="image/png"/>
  <manifest:file-entry manifest:full-path="Pictures/100000010000013E0000003A01DE5A9C.png" manifest:media-type="image/png"/>
  <manifest:file-entry manifest:full-path="Pictures/100000010000017100000036B4662349.png" manifest:media-type="image/png"/>
  <manifest:file-entry manifest:full-path="Pictures/10000001000002FA0000003B9A0A7BEF.png" manifest:media-type="image/png"/>
  <manifest:file-entry manifest:full-path="Pictures/10000001000002FD000000185BD0072B.png" manifest:media-type="image/png"/>
  <manifest:file-entry manifest:full-path="Pictures/10000001000002D600000021339488B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left" draw:textarea-vertical-align="top" fo:min-height="2.31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ing outcomes</text:p>
          </draw:text-box>
        </draw:frame>
        <draw:frame presentation:style-name="pr2" draw:text-style-name="P2" draw:layer="layout" svg:width="25.199cm" svg:height="2.315cm" svg:x="1.4cm" svg:y="3.685cm" presentation:class="subtitle" presentation:user-transformed="true">
          <draw:text-box>
            <text:p text:style-name="P1"><text:span text:style-name="T1">A test will have the slide page number attached to the table to see outc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7.999cm" svg:height="13.89cm" svg:x="0.062cm" svg:y="0.972cm">
          <draw:image xlink:href="Pictures/1000000100000767000003AC590CC5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7.999cm" svg:height="13.813cm" svg:x="0.062cm" svg:y="1.01cm">
          <draw:image xlink:href="Pictures/100000010000075D000003A24AC5B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7.999cm" svg:height="13.843cm" svg:x="0.062cm" svg:y="0.995cm">
          <draw:image xlink:href="Pictures/100000010000075F000003A5B0839B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7.999cm" svg:height="13.724cm" svg:x="0.062cm" svg:y="1.055cm">
          <draw:image xlink:href="Pictures/1000000100000772000003A6311C66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2.465cm" svg:height="2.01cm" svg:x="2.829cm" svg:y="6.912cm">
          <draw:image xlink:href="Pictures/10000001000003510000004C6CB39B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27.999cm" svg:height="13.813cm" svg:x="0.062cm" svg:y="1.01cm">
          <draw:image xlink:href="Pictures/1000000100000761000003A4A062E4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4" draw:layer="layout" svg:width="27.999cm" svg:height="13.783cm" svg:x="0.062cm" svg:y="1.025cm">
          <draw:image xlink:href="Pictures/1000000100000761000003A22F2F0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4" draw:layer="layout" svg:width="27.999cm" svg:height="9.711cm" svg:x="0.062cm" svg:y="3.061cm">
          <draw:image xlink:href="Pictures/10000001000005C400000200E6757A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27.999cm" svg:height="13.684cm" svg:x="0.062cm" svg:y="1.075cm">
          <draw:image xlink:href="Pictures/10000001000007680000039F086B5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23.1cm" svg:height="1.745cm" svg:x="2.9cm" svg:y="6.755cm">
          <draw:image xlink:href="Pictures/1000000100000369000000427F4776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27.999cm" svg:height="13.842cm" svg:x="0.062cm" svg:y="-0.15cm">
          <draw:image xlink:href="Pictures/100000010000075D000003A4714CA8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27.999cm" svg:height="13.803cm" svg:x="0.062cm" svg:y="-0.131cm">
          <draw:image xlink:href="Pictures/1000000100000772000003AC90FB09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4" draw:layer="layout" svg:width="26.355cm" svg:height="1.613cm" svg:x="0.884cm" svg:y="5.964cm">
          <draw:image xlink:href="Pictures/10000001000003E40000003D058D9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4" draw:layer="layout" svg:width="27.999cm" svg:height="13.678cm" svg:x="0.062cm" svg:y="-0.068cm">
          <draw:image xlink:href="Pictures/1000000100000757000003965D621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4" draw:layer="layout" svg:width="27.999cm" svg:height="13.731cm" svg:x="0.062cm" svg:y="-0.095cm">
          <draw:image xlink:href="Pictures/100000010000075C0000039C066473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4" draw:layer="layout" svg:width="27.999cm" svg:height="13.582cm" svg:x="0.062cm" svg:y="-0.02cm">
          <draw:image xlink:href="Pictures/100000010000075C0000039242DA0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4" draw:layer="layout" svg:width="27.999cm" svg:height="13.805cm" svg:x="0.062cm" svg:y="-0.132cm">
          <draw:image xlink:href="Pictures/100000010000075C000003A10C01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4" draw:layer="layout" svg:width="27.999cm" svg:height="13.701cm" svg:x="0.062cm" svg:y="-0.08cm">
          <draw:image xlink:href="Pictures/100000010000075E0000039BFCAB5F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4" draw:layer="layout" svg:width="27.999cm" svg:height="13.694cm" svg:x="0.062cm" svg:y="-0.076cm">
          <draw:image xlink:href="Pictures/100000010000075F0000039B65641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" draw:text-style-name="P4" draw:layer="layout" svg:width="27.999cm" svg:height="13.758cm" svg:x="0.062cm" svg:y="-0.108cm">
          <draw:image xlink:href="Pictures/100000010000074400000392A11970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4" draw:layer="layout" svg:width="27.999cm" svg:height="13.709cm" svg:x="0.062cm" svg:y="-0.084cm">
          <draw:image xlink:href="Pictures/100000010000075D0000039B81DD88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4" draw:layer="layout" svg:width="27.999cm" svg:height="13.684cm" svg:x="0.062cm" svg:y="-0.071cm">
          <draw:image xlink:href="Pictures/10000001000007500000039360099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2" draw:text-style-name="P4" draw:layer="layout" svg:width="27.999cm" svg:height="13.564cm" svg:x="0.062cm" svg:y="-0.011cm">
          <draw:image xlink:href="Pictures/100000010000074C00000389C7C062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4" draw:layer="layout" svg:width="27.999cm" svg:height="13.589cm" svg:x="0.062cm" svg:y="-0.024cm">
          <draw:image xlink:href="Pictures/1000000100000759000003914ECB4D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4" draw:layer="layout" svg:width="27.999cm" svg:height="13.855cm" svg:x="0.062cm" svg:y="-0.157cm">
          <draw:image xlink:href="Pictures/10000001000007470000039A5B400F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4" draw:layer="layout" svg:width="27.999cm" svg:height="13.707cm" svg:x="0.062cm" svg:y="1.063cm">
          <draw:image xlink:href="Pictures/100000010000075500000397BB4C89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2" draw:text-style-name="P4" draw:layer="layout" svg:width="27.999cm" svg:height="13.655cm" svg:x="0.062cm" svg:y="1.089cm">
          <draw:image xlink:href="Pictures/10000001000007520000039243E2A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2" draw:text-style-name="P4" draw:layer="layout" svg:width="27.999cm" svg:height="13.597cm" svg:x="0.062cm" svg:y="1.118cm">
          <draw:image xlink:href="Pictures/100000010000075A000003929657B7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2" draw:text-style-name="P4" draw:layer="layout" svg:width="27.999cm" svg:height="13.821cm" svg:x="0.062cm" svg:y="1.006cm">
          <draw:image xlink:href="Pictures/1000000100000765000003A7C465AC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2" draw:text-style-name="P4" draw:layer="layout" svg:width="27.999cm" svg:height="13.45cm" svg:x="0.062cm" svg:y="1.192cm">
          <draw:image xlink:href="Pictures/10000001000007600000038B27CA4E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" draw:text-style-name="P4" draw:layer="layout" svg:width="27.999cm" svg:height="13.608cm" svg:x="0.062cm" svg:y="1.113cm">
          <draw:image xlink:href="Pictures/10000001000007480000038ACF8931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4" draw:layer="layout" svg:width="27.999cm" svg:height="13.595cm" svg:x="0.062cm" svg:y="1.119cm">
          <draw:image xlink:href="Pictures/10000001000007540000038F8A2C2B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2" draw:text-style-name="P4" draw:layer="layout" svg:width="27.999cm" svg:height="13.76cm" svg:x="0.062cm" svg:y="2.183cm">
          <draw:image xlink:href="Pictures/10000001000007560000039B28189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2" draw:text-style-name="P4" draw:layer="layout" svg:width="27.999cm" svg:height="13.799cm" svg:x="0.062cm" svg:y="1.017cm">
          <draw:image xlink:href="Pictures/1000000100000761000003A3C7EA52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2" draw:text-style-name="P4" draw:layer="layout" svg:width="27.999cm" svg:height="13.886cm" svg:x="0.062cm" svg:y="0.974cm">
          <draw:image xlink:href="Pictures/1000000100000757000003A486C7E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4" draw:layer="layout" svg:width="27.999cm" svg:height="13.614cm" svg:x="0.062cm" svg:y="1.11cm">
          <draw:image xlink:href="Pictures/100000010000076400000398CEF1E9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2" draw:text-style-name="P4" draw:layer="layout" svg:width="27.999cm" svg:height="13.611cm" svg:x="0.062cm" svg:y="1.111cm">
          <draw:image xlink:href="Pictures/100000010000075800000392EFAD96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2" draw:text-style-name="P4" draw:layer="layout" svg:width="27.999cm" svg:height="13.587cm" svg:x="0.062cm" svg:y="1.123cm">
          <draw:image xlink:href="Pictures/10000001000007510000038D516130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2" draw:text-style-name="P4" draw:layer="layout" svg:width="18.31cm" svg:height="1.163cm" svg:x="4.69cm" svg:y="2.337cm">
          <draw:image xlink:href="Pictures/10000001000002B40000002C789685C9.png" xlink:type="simple" xlink:show="embed" xlink:actuate="onLoad" draw:mime-type="image/png">
            <text:p/>
          </draw:image>
        </draw:frame>
        <draw:frame draw:style-name="gr2" draw:text-style-name="P4" draw:layer="layout" svg:width="8.413cm" svg:height="1.533cm" svg:x="5.087cm" svg:y="5.467cm">
          <draw:image xlink:href="Pictures/100000010000013E0000003A01DE5A9C.png" xlink:type="simple" xlink:show="embed" xlink:actuate="onLoad" draw:mime-type="image/png">
            <text:p/>
          </draw:image>
        </draw:frame>
        <draw:frame draw:style-name="gr2" draw:text-style-name="P4" draw:layer="layout" svg:width="9.763cm" svg:height="1.427cm" svg:x="4.737cm" svg:y="9.5cm">
          <draw:image xlink:href="Pictures/100000010000017100000036B4662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2" draw:text-style-name="P4" draw:layer="layout" svg:width="20.163cm" svg:height="1.56cm" svg:x="4cm" svg:y="3cm">
          <draw:image xlink:href="Pictures/10000001000002FA0000003B9A0A7BEF.png" xlink:type="simple" xlink:show="embed" xlink:actuate="onLoad" draw:mime-type="image/png">
            <text:p/>
          </draw:image>
        </draw:frame>
        <draw:frame draw:style-name="gr2" draw:text-style-name="P4" draw:layer="layout" svg:width="18.945cm" svg:height="1.48cm" svg:x="5.5cm" svg:y="5.52cm">
          <draw:image xlink:href="Pictures/10000001000002CC00000038B59AD3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3" draw:text-style-name="P5" draw:layer="layout" svg:width="18.072cm" svg:height="1.613cm" svg:x="5.026cm" svg:y="7.11cm">
          <draw:image xlink:href="Pictures/10000001000002AB0000003D8D125E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3" draw:text-style-name="P5" draw:layer="layout" svg:width="18.416cm" svg:height="1.56cm" svg:x="4.854cm" svg:y="8.283cm">
          <draw:image xlink:href="Pictures/10000001000002B80000003B2523B3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3" draw:text-style-name="P5" draw:layer="layout" svg:width="18.257cm" svg:height="1.454cm" svg:x="4.933cm" svg:y="8.336cm">
          <draw:image xlink:href="Pictures/10000001000002B2000000373E52CA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3" draw:text-style-name="P5" draw:layer="layout" svg:width="18.892cm" svg:height="0.607cm" svg:x="4.5cm" svg:y="3.5cm">
          <draw:image xlink:href="Pictures/10000001000002CA000000173703C185.png" xlink:type="simple" xlink:show="embed" xlink:actuate="onLoad" draw:mime-type="image/png">
            <text:p/>
          </draw:image>
        </draw:frame>
        <draw:frame draw:style-name="gr3" draw:text-style-name="P5" draw:layer="layout" svg:width="20.242cm" svg:height="0.634cm" svg:x="4cm" svg:y="6.366cm">
          <draw:image xlink:href="Pictures/10000001000002FD000000185BD0072B.png" xlink:type="simple" xlink:show="embed" xlink:actuate="onLoad" draw:mime-type="image/png">
            <text:p/>
          </draw:image>
        </draw:frame>
        <draw:frame draw:style-name="gr3" draw:text-style-name="P5" draw:layer="layout" svg:width="19.21cm" svg:height="0.872cm" svg:x="4.79cm" svg:y="10.128cm">
          <draw:image xlink:href="Pictures/10000001000002D600000021339488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09:33:23.140585600</meta:creation-date>
    <dc:date>2025-11-25T10:12:34.922305100</dc:date>
    <meta:editing-duration>PT5H53M32S</meta:editing-duration>
    <meta:editing-cycles>6</meta:editing-cycles>
    <meta:generator>LibreOffice/25.8.2.2$Windows_X86_64 LibreOffice_project/d401f2107ccab8f924a8e2df40f573aab7605b6f</meta:generator>
    <meta:document-statistic meta:object-count="180"/>
  </office:meta>
</office:document-meta>
</file>